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de" fo:country="DE" officeooo:rsid="0006fb40" officeooo:paragraph-rsid="0006fb40"/>
    </style:style>
    <style:style style:name="P2" style:family="paragraph" style:parent-style-name="Standard">
      <style:paragraph-properties fo:text-align="justify" style:justify-single-word="false"/>
      <style:text-properties fo:language="de" fo:country="DE" officeooo:rsid="001884a5" officeooo:paragraph-rsid="001884a5"/>
    </style:style>
    <style:style style:name="P3" style:family="paragraph" style:parent-style-name="Standard">
      <style:paragraph-properties fo:text-align="justify" style:justify-single-word="false"/>
      <style:text-properties fo:language="de" fo:country="DE" officeooo:rsid="00195007" officeooo:paragraph-rsid="00195007"/>
    </style:style>
    <style:style style:name="P4" style:family="paragraph" style:parent-style-name="Standard" style:list-style-name="L1">
      <style:paragraph-properties fo:text-align="justify" style:justify-single-word="false"/>
      <style:text-properties fo:language="de" fo:country="DE" officeooo:rsid="00137351" officeooo:paragraph-rsid="00137351"/>
    </style:style>
    <style:style style:name="P5" style:family="paragraph" style:parent-style-name="Standard" style:list-style-name="L1">
      <style:paragraph-properties fo:text-align="justify" style:justify-single-word="false"/>
      <style:text-properties fo:language="de" fo:country="DE" officeooo:rsid="00143b2d" officeooo:paragraph-rsid="00143b2d"/>
    </style:style>
    <style:style style:name="P6" style:family="paragraph" style:parent-style-name="Standard" style:list-style-name="L1">
      <style:paragraph-properties fo:text-align="justify" style:justify-single-word="false"/>
      <style:text-properties fo:language="de" fo:country="DE" officeooo:rsid="00147cb6" officeooo:paragraph-rsid="00147cb6"/>
    </style:style>
    <style:style style:name="P7" style:family="paragraph" style:parent-style-name="Standard" style:list-style-name="L1">
      <style:paragraph-properties fo:text-align="justify" style:justify-single-word="false"/>
      <style:text-properties fo:language="de" fo:country="DE" officeooo:rsid="0015618a" officeooo:paragraph-rsid="0015618a"/>
    </style:style>
    <style:style style:name="P8" style:family="paragraph" style:parent-style-name="Standard" style:list-style-name="L1">
      <style:paragraph-properties fo:text-align="justify" style:justify-single-word="false"/>
      <style:text-properties fo:language="de" fo:country="DE" officeooo:rsid="001592d9" officeooo:paragraph-rsid="001592d9"/>
    </style:style>
    <style:style style:name="P9" style:family="paragraph" style:parent-style-name="Standard" style:list-style-name="L1">
      <style:paragraph-properties fo:text-align="justify" style:justify-single-word="false"/>
      <style:text-properties fo:language="de" fo:country="DE" officeooo:rsid="00170681" officeooo:paragraph-rsid="00170681"/>
    </style:style>
    <style:style style:name="P10" style:family="paragraph" style:parent-style-name="Standard" style:list-style-name="L1">
      <style:paragraph-properties fo:text-align="justify" style:justify-single-word="false"/>
      <style:text-properties fo:language="de" fo:country="DE" officeooo:rsid="00184540" officeooo:paragraph-rsid="00184540"/>
    </style:style>
    <style:style style:name="P11" style:family="paragraph" style:parent-style-name="Standard" style:list-style-name="L1">
      <style:paragraph-properties fo:text-align="justify" style:justify-single-word="false"/>
      <style:text-properties fo:language="de" fo:country="DE" officeooo:rsid="001884a5" officeooo:paragraph-rsid="001884a5"/>
    </style:style>
    <style:style style:name="P12" style:family="paragraph" style:parent-style-name="Standard">
      <style:paragraph-properties fo:text-align="justify" style:justify-single-word="false"/>
      <style:text-properties fo:language="de" fo:country="DE" officeooo:rsid="001884a5" officeooo:paragraph-rsid="001884a5"/>
    </style:style>
    <style:style style:name="P13" style:family="paragraph" style:parent-style-name="Standard" style:list-style-name="L2">
      <style:paragraph-properties fo:text-align="justify" style:justify-single-word="false"/>
      <style:text-properties fo:language="de" fo:country="DE" officeooo:rsid="00195007" officeooo:paragraph-rsid="00195007"/>
    </style:style>
    <style:style style:name="P14" style:family="paragraph" style:parent-style-name="Standard">
      <style:paragraph-properties fo:text-align="justify" style:justify-single-word="false"/>
      <style:text-properties fo:language="de" fo:country="DE" officeooo:rsid="001c1669" officeooo:paragraph-rsid="001c1669"/>
    </style:style>
    <style:style style:name="P15" style:family="paragraph" style:parent-style-name="Standard" style:list-style-name="L1">
      <style:paragraph-properties fo:text-align="justify" style:justify-single-word="false"/>
      <style:text-properties fo:language="de" fo:country="DE" officeooo:rsid="001d264b" officeooo:paragraph-rsid="001d264b"/>
    </style:style>
    <style:style style:name="P16" style:family="paragraph" style:parent-style-name="Standard" style:list-style-name="L1">
      <style:paragraph-properties fo:text-align="justify" style:justify-single-word="false"/>
      <style:text-properties fo:language="de" fo:country="DE" officeooo:rsid="001e24d9" officeooo:paragraph-rsid="001e24d9"/>
    </style:style>
    <style:style style:name="P17" style:family="paragraph" style:parent-style-name="Standard" style:list-style-name="L1">
      <style:paragraph-properties fo:text-align="justify" style:justify-single-word="false"/>
      <style:text-properties fo:language="de" fo:country="DE" officeooo:rsid="001f706b" officeooo:paragraph-rsid="001f706b"/>
    </style:style>
    <style:style style:name="P18" style:family="paragraph" style:parent-style-name="Standard">
      <style:paragraph-properties fo:text-align="justify" style:justify-single-word="false"/>
      <style:text-properties fo:language="de" fo:country="DE" officeooo:rsid="001f706b" officeooo:paragraph-rsid="001f706b"/>
    </style:style>
    <style:style style:name="T1" style:family="text">
      <style:text-properties officeooo:rsid="000b3794"/>
    </style:style>
    <style:style style:name="T2" style:family="text">
      <style:text-properties officeooo:rsid="001211a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84540"/>
    </style:style>
    <style:style style:name="T5" style:family="text">
      <style:text-properties officeooo:rsid="001884a5"/>
    </style:style>
    <style:style style:name="T6" style:family="text">
      <style:text-properties officeooo:rsid="001acf78"/>
    </style:style>
    <style:style style:name="T7" style:family="text">
      <style:text-properties officeooo:rsid="001b8c17"/>
    </style:style>
    <text:list-style style:name="L1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 Info, <text:span text:style-name="T1">2</text:span><text:span text:style-name="T2">4</text:span><text:span text:style-name="T1">.09</text:span>., 1. Vl</text:p>
      <text:p text:style-name="P1"/>
      <text:list text:style-name="L1">
        <text:list-item>
          <text:p text:style-name="P4">Wörterbuch</text:p>
          <text:list>
            <text:list-item>
              <text:p text:style-name="P4">Implementierung als Array</text:p>
              <text:list>
                <text:list-item>
                  <text:p text:style-name="P4">c) put(key, value)</text:p>
                  <text:list>
                    <text:list-item>
                      <text:p text:style-name="P4">Suche linear eintrag mit Schlüssel key</text:p>
                    </text:list-item>
                    <text:list-item>
                      <text:p text:style-name="P4">Wenn gefunden Ersetze Wert</text:p>
                    </text:list-item>
                    <text:list-item>
                      <text:p text:style-name="P4">Sonst inkrementiere n und füge neuen Eintrag ein</text:p>
                    </text:list-item>
                    <text:list-item>
                      <text:p text:style-name="P4">Laufzeit: O(n)</text:p>
                    </text:list-item>
                  </text:list>
                </text:list-item>
                <text:list-item>
                  <text:p text:style-name="P5">für Implementierungen 1 (verkettete Knoten) und 2 (Array) sind nicht sonderlich effizient</text:p>
                  <text:list>
                    <text:list-item>
                      <text:p text:style-name="P5">Solange sonst nichts über die Schlüssel bekannt ist, geht es <text:span text:style-name="T3">deterministisch</text:span> <text:s/>nicht viel schneller</text:p>
                      <text:list>
                        <text:list-item>
                          <text:p text:style-name="P5">sonst binär Suche mgl</text:p>
                        </text:list-item>
                      </text:list>
                    </text:list-item>
                    <text:list-item>
                      <text:p text:style-name="P5">Mit Hashing kann O(1) erwartete Laufzeit erreicht werden</text:p>
                      <text:list>
                        <text:list-item>
                          <text:p text:style-name="P5">erwartete Laufzeit: gibt Erwartungswert der einer Zufallsvariablen an</text:p>
                        </text:list-item>
                        <text:list-item>
                          <text:p text:style-name="P5">(für Algorithmen und Datenstrukturen)</text:p>
                        </text:list-item>
                      </text:list>
                    </text:list-item>
                    <text:list-item>
                      <text:p text:style-name="P5">Was ist nicht vergleichbar?</text:p>
                      <text:list>
                        <text:list-item>
                          <text:p text:style-name="P5">Komplexe Zahle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Variante: Schlüssel K aus total geordnetem Universum</text:p>
              <text:list>
                <text:list-item>
                  <text:p text:style-name="P6">Binäre Suchbäume</text:p>
                  <text:list>
                    <text:list-item>
                      <text:p text:style-name="P6">Spezialfall von Binärbäumen</text:p>
                    </text:list-item>
                    <text:list-item>
                      <text:p text:style-name="P6">Definition (ignoriert Werte)</text:p>
                      <text:list>
                        <text:list-item>
                          <text:p text:style-name="P6">Sei T <text:s/>ein Binärbaum mit Elementen aus einem total geordnetem Universum in den Knoten</text:p>
                        </text:list-item>
                        <text:list-item>
                          <text:p text:style-name="P6">T ist binärer Suchbaum, wenn</text:p>
                          <text:list>
                            <text:list-item>
                              <text:p text:style-name="P6">a) T leer ist</text:p>
                            </text:list-item>
                            <text:list-item>
                              <text:p text:style-name="P6">b) für den linken Teilbaum Tl und rechten Teilbaum Tr <text:s/>und das Element v in der Wurzel gilt, </text:p>
                              <text:list>
                                <text:list-item>
                                  <text:p text:style-name="P6">(i) v &gt; x für x e <text:s/>Tl und</text:p>
                                  <text:p text:style-name="P6"><text:s text:c="5"/>v &lt; x fpr x e Tr</text:p>
                                </text:list-item>
                                <text:list-item>
                                  <text:p text:style-name="P6">(ii) Tl und Tr sind selbst binäre Suchbäume</text:p>
                                </text:list-item>
                                <text:list-item>
                                  <text:p text:style-name="P6">(Wenn gleiche Elemente erlaubt sind, bei Tl oder Tr &gt;= oder &lt;=)</text:p>
                                </text:list-item>
                              </text:list>
                            </text:list-item>
                            <text:list-item>
                              <text:p text:style-name="P6">Binäre müssen nicht balanciert sein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Suchen von key</text:p>
                      <text:list>
                        <text:list-item>
                          <text:p text:style-name="P7"><text:soft-page-break/>a) Wenn Baum leer ist der Schlüssel nicht enthalten -&gt; für contains: false, für get exception</text:p>
                        </text:list-item>
                        <text:list-item>
                          <text:p text:style-name="P7">b) </text:p>
                          <text:list>
                            <text:list-item>
                              <text:p text:style-name="P7">(i) Wenn key in Wurzel steht -&gt; gefunden</text:p>
                            </text:list-item>
                            <text:list-item>
                              <text:p text:style-name="P7">(ii) Wenn key kleiner ist, als der Eintrag in der Wurzel ~&gt; suche rekursiv weiter im linken teilbaum</text:p>
                            </text:list-item>
                            <text:list-item>
                              <text:p text:style-name="P7">(iii) sonst (key ist größer als Eintrag in der Wurzel) ~&gt; suche rekursiv im rechten Teilbaum</text:p>
                            </text:list-item>
                          </text:list>
                        </text:list-item>
                        <text:list-item>
                          <text:p text:style-name="P8">Laufzeit</text:p>
                          <text:list>
                            <text:list-item>
                              <text:p text:style-name="P8">pro besuchtem Knoten O(1)</text:p>
                            </text:list-item>
                            <text:list-item>
                              <text:p text:style-name="P8">Betrachte Knoten entlang eines Wurzel-Blatt-Pfades: ~&gt; maximal h Knoten</text:p>
                              <text:list>
                                <text:list-item>
                                  <text:p text:style-name="P8">O(H) e O(n) Laufzeit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Einfügen(key, value)</text:p>
                      <text:list>
                        <text:list-item>
                          <text:p text:style-name="P8">1) Suche nach key, wie oben</text:p>
                        </text:list-item>
                        <text:list-item>
                          <text:p text:style-name="P8">2) Aber, wenn Teilbaum, in dem weiter gesucht wird, nicht existiert, füge neuen Knoten mit Eintrag key, value ein</text:p>
                        </text:list-item>
                        <text:list-item>
                          <text:p text:style-name="P8">3) Wenn Schlüssel gefunden: überschreibe den Wert</text:p>
                        </text:list-item>
                        <text:list-item>
                          <text:p text:style-name="P8">Laufzeit: wie bei Suche O(h)</text:p>
                        </text:list-item>
                        <text:list-item>
                          <text:p text:style-name="P8">Wenn doppelte Schlüssel erlaubt: gehe nach links, wenn der Schlüssel gefunden</text:p>
                        </text:list-item>
                      </text:list>
                    </text:list-item>
                    <text:list-item>
                      <text:p text:style-name="P9">Löschen(key)</text:p>
                      <text:list>
                        <text:list-item>
                          <text:p text:style-name="P9">leichtere Variante:</text:p>
                          <text:list>
                            <text:list-item>
                              <text:p text:style-name="P9">Lösche das Maximum</text:p>
                            </text:list-item>
                            <text:list-item>
                              <text:p text:style-name="P9">Wo steht das Maximum -&gt; im rechtesten Knoten</text:p>
                              <text:list>
                                <text:list-item>
                                  <text:p text:style-name="P9">(kann ja ein linkes Blatt haben!)</text:p>
                                </text:list-item>
                              </text:list>
                            </text:list-item>
                            <text:list-item>
                              <text:p text:style-name="P9">Laufe zum Maximum (immer nach rechts, bis es nicht mehr geht)</text:p>
                            </text:list-item>
                            <text:list-item>
                              <text:p text:style-name="P9">wenn kein rechter Teilbaum mehr: entferne Maximum und hänge ggf. linkes Kind des Maximums an dessen Vater als rechtes Kind an</text:p>
                            </text:list-item>
                            <text:list-item>
                              <text:p text:style-name="P9">Laufzeit: O(h) wie bei insert/search</text:p>
                            </text:list-item>
                          </text:list>
                        </text:list-item>
                        <text:list-item>
                          <text:p text:style-name="P9">allgemeines <text:span text:style-name="T5">V</text:span>orgehen:</text:p>
                          <text:list>
                            <text:list-item>
                              <text:p text:style-name="P9">Löschen beliebigen Knoten</text:p>
                            </text:list-item>
                            <text:list-item>
                              <text:p text:style-name="P9">1. suche key, wenn nicht gefunden ~&gt; fertig</text:p>
                            </text:list-item>
                            <text:list-item>
                              <text:p text:style-name="P9">2. <text:span text:style-name="T7">3</text:span> Fälle:</text:p>
                              <text:list>
                                <text:list-item>
                                  <text:p text:style-name="P9">a) Fall 1: key im Blatt:</text:p>
                                  <text:list>
                                    <text:list-item>
                                      <text:p text:style-name="P9"><text:soft-page-break/>kann einfach gelöscht werden</text:p>
                                    </text:list-item>
                                  </text:list>
                                </text:list-item>
                                <text:list-item>
                                  <text:p text:style-name="P9">b) Fall 2: key in einem Halbblatt <text:span text:style-name="T4">ohne linkes Kind</text:span></text:p>
                                  <text:list>
                                    <text:list-item>
                                      <text:p text:style-name="P10">gehe vor wie bei Löschen des Maximums</text:p>
                                    </text:list-item>
                                  </text:list>
                                </text:list-item>
                                <text:list-item>
                                  <text:p text:style-name="P10">c) Fall 3: key in Knoten mit linkem Kind</text:p>
                                  <text:list>
                                    <text:list-item>
                                      <text:p text:style-name="P10">Ersetze key , <text:span text:style-name="T5">value </text:span>durch <text:span text:style-name="T5">den Eintrag des </text:span>Maximum<text:span text:style-name="T5">s</text:span> des linken Teilbaums</text:p>
                                      <text:list>
                                        <text:list-item>
                                          <text:p text:style-name="P10">(= größtes der kleineren Elemente relativ zu key)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">Entferne Maximum aus linkem Teilbaum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14"><text:span text:style-name="T3">2. VL</text:span></text:p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5">Laufzeit von delete:</text:p>
                                      <text:list>
                                        <text:list-item>
                                          <text:p text:style-name="P15">gesamt wieder O(h)</text:p>
                                          <text:list>
                                            <text:list-item>
                                              <text:p text:style-name="P15">wieder konstante Laufzeit pro Knoten und ein Pfat von Wurzel zu (Halb-)Blatt</text:p>
                                            </text:list-item>
                                            <text:list-item>
                                              <text:p text:style-name="P15">Fall 1 und 2 wie insert</text:p>
                                            </text:list-item>
                                            <text:list-item>
                                              <text:p text:style-name="P15">Fall 3 s. Abb. 1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">Implementierung mit algebraischen Datentypen</text:p>
              <text:list>
                <text:list-item>
                  <text:p text:style-name="P17">Nicht nur bei dieser Implementierung wichtig: Wenn ein Rekursionsanker eine Exception wirft, braucht es unbedingt noch einen weiteren Rekursionsanker</text:p>
                  <text:list>
                    <text:list-item>
                      <text:p text:style-name="P17">Sonst wird immer in Exception gelaufen</text:p>
                    </text:list-item>
                    <text:list-item>
                      <text:p text:style-name="P17">Klausurbezug?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2"/>
      <text:p text:style-name="P2"/>
      <text:p text:style-name="P3">Zu Wiederholen:</text:p>
      <text:list text:style-name="L2">
        <text:list-item>
          <text:p text:style-name="P13">HOF</text:p>
          <text:list>
            <text:list-item>
              <text:p text:style-name="P13">.<text:span text:style-name="T6">filter..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style:page-number="auto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08:54:13.024349861</meta:creation-date>
    <dc:date>2024-09-24T16:11:02.436076440</dc:date>
    <meta:editing-duration>PT1H3M19S</meta:editing-duration>
    <meta:editing-cycles>11</meta:editing-cycles>
    <meta:generator>LibreOffice/24.2.6.2$Linux_X86_64 LibreOffice_project/420$Build-2</meta:generator>
    <meta:document-statistic meta:table-count="0" meta:image-count="0" meta:object-count="0" meta:page-count="3" meta:paragraph-count="78" meta:word-count="589" meta:character-count="3211" meta:non-whitespace-character-count="2764"/>
  </office:meta>
</office:document-meta>
</file>